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23.91mm"/>
    </style:style>
    <style:style style:name="co21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ext-properties style:font-name="Arial" fo:font-size="10pt" style:font-size-asian="10pt" style:font-size-complex="10pt"/>
    </style:style>
    <style:style style:name="ce15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4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13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WHR/NWNG zoo car (not yet drawn)</text:p>
          </table:table-cell>
          <table:table-cell table:style-name="ce11" office:value-type="string" calcext:value-type="string">
            <text:p>Narrow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C18]" office:value-type="float" office:value="23" calcext:value-type="float">
            <text:p>23</text:p>
          </table:table-cell>
          <table:table-cell table:style-name="ce11"/>
          <table:table-cell table:style-name="ce15"/>
          <table:table-cell table:style-name="ce11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3" calcext:value-type="float">
            <text:p>23</text:p>
          </table:table-cell>
          <table:table-cell table:style-name="ce11"/>
          <table:table-cell table:style-name="ce15"/>
          <table:table-cell table:style-name="ce11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2" calcext:value-type="float">
            <text:p>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3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</text:p>
          </table:table-cell>
          <table:table-cell office:value-type="string" calcext:value-type="string">
            <text:p>Water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9" calcext:value-type="float">
            <text:p>49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73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7" calcext:value-type="float">
            <text:p>57</text:p>
          </table:table-cell>
          <table:table-cell table:style-name="ce12"/>
          <table:table-cell table:style-name="ce16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86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92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99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07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 interior images currently available (June 20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16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24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32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38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17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1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64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NOL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77" calcext:value-type="float">
            <text:p>77</text:p>
          </table:table-cell>
          <table:table-cell/>
          <table:table-cell office:value-type="string" calcext:value-type="string">
            <text:p>http://farm9.static.flickr.com/8024/7313247482_26184a25a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xtremely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motor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17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10]+5" office:value-type="float" office:value="85" calcext:value-type="float">
            <text:p>85</text:p>
          </table:table-cell>
          <table:table-cell/>
          <table:table-cell table:style-name="ce16"/>
          <table:table-cell table:number-columns-repeated="1017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17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8]+5" office:value-type="float" office:value="87" calcext:value-type="float">
            <text:p>8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21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HAL (lavatory carriage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84" calcext:value-type="float">
            <text:p>84</text:p>
          </table:table-cell>
          <table:table-cell/>
          <table:table-cell table:style-name="ce16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84" calcext:value-type="float">
            <text:p>84</text:p>
          </table:table-cell>
          <table:table-cell/>
          <table:table-cell table:style-name="ce16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329]+5" office:value-type="float" office:value="89" calcext:value-type="float">
            <text:p>89</text:p>
          </table:table-cell>
          <table:table-cell/>
          <table:table-cell table:style-name="ce16"/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6"/>
          <table:table-cell table:number-columns-repeated="1017"/>
        </table:table-row>
        <table:table-row table:style-name="ro3">
          <table:table-cell office:value-type="string" calcext:value-type="string">
            <text:p>BR Class 45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50]+5" office:value-type="float" office:value="93" calcext:value-type="float">
            <text:p>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7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357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358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59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61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62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17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364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68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70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2 (Heathrow Expre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375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376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377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379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380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381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17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384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17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17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389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390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391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393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394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395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</text:p>
          </table:table-cell>
          <table:table-cell office:value-type="string" calcext:value-type="string">
            <text:p>Water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formula="of:=[.C396]+2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397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398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399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01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404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405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407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08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09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410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411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formula="of:=[.C412]+20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414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formula="of:=[.C415]+16" office:value-type="float" office:value="131" calcext:value-type="float">
            <text:p>131</text:p>
          </table:table-cell>
          <table:table-cell office:value-type="string" calcext:value-type="string">
            <text:p>Turbine engines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16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17]+20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419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420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421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422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</text:p>
          </table:table-cell>
          <table:table-cell office:value-type="string" calcext:value-type="string">
            <text:p>Water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423]+20" office:value-type="float" office:value="138" calcext:value-type="float">
            <text:p>1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424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425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426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428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429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formula="of:=[.C430]+20" office:value-type="float" office:value="142" calcext:value-type="float">
            <text:p>142</text:p>
          </table:table-cell>
          <table:table-cell/>
          <table:table-cell office:value-type="string" calcext:value-type="string">
            <text:p>https://en.wikipedia.org/wiki/British_Rail_Class_18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431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432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33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434]+20" office:value-type="float" office:value="145" calcext:value-type="float">
            <text:p>145</text:p>
          </table:table-cell>
          <table:table-cell office:value-type="string" calcext:value-type="string">
            <text:p>Luxury. Post office and barber shop on bo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35]+16" office:value-type="float" office:value="141" calcext:value-type="float">
            <text:p>1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436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437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438]+20" office:value-type="float" office:value="146" calcext:value-type="float">
            <text:p>1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39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440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41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43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44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445]+5" office:value-type="float" office:value="134" calcext:value-type="float">
            <text:p>134</text:p>
          </table:table-cell>
          <table:table-cell office:value-type="string" calcext:value-type="string">
            <text:p>Can have different levels of catering, but UK orders are for trolley only</text:p>
          </table:table-cell>
          <table:table-cell office:value-type="string" calcext:value-type="string">
            <text:p>http://www.railwaygazette.com/news/single-view/view/hitachi-class-800-trainsets-begin-testing-in-japan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70 (“Turbostar”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47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48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“dr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49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50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51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452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53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54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55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456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57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58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59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60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461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462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63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64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17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465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17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466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17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467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468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469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470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471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472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473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1 (CIG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74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0 (REP/TC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75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76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77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7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7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480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481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82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83]+16" office:value-type="float" office:value="153" calcext:value-type="float">
            <text:p>153</text:p>
          </table:table-cell>
          <table:table-cell/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484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85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86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87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488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489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90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91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92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493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494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95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96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97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98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99]+20" office:value-type="float" office:value="164" calcext:value-type="float">
            <text:p>164</text:p>
          </table:table-cell>
          <table:table-cell/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1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00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01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02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03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504]+20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[.C505]+25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506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507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508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509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510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511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512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CR The Queen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513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514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515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516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3 (“Eurostar”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517]+20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518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519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520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521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522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523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524]+20" office:value-type="float" office:value="175" calcext:value-type="float">
            <text:p>175</text:p>
          </table:table-cell>
          <table:table-cell office:value-type="string" calcext:value-type="string">
            <text:p>These were renown for being comfor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525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table:formula="of:=[.C526]+20" office:value-type="float" office:value="176" calcext:value-type="float">
            <text:p>1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alink Hors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527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528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529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530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531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532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33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34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35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536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537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538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539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540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541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542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543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544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545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546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547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548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549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550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551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552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553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</text:p>
          </table:table-cell>
          <table:table-cell office:value-type="string" calcext:value-type="string">
            <text:p>Water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table:formula="of:=[.C554]+25" office:value-type="float" office:value="250" calcext:value-type="float">
            <text:p>250</text:p>
          </table:table-cell>
          <table:table-cell table:number-columns-repeated="1019"/>
        </table:table-row>
        <table:table-row table:style-name="ro3" table:number-rows-repeated="104802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554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3">00/00/0000</text:date>, <text:time style:data-style-name="N2" text:time-value="21:09:37.43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7-07-03T01:15:53.971000000</dc:date>
    <meta:editing-duration>P38DT20H57M28S</meta:editing-duration>
    <meta:editing-cycles>989</meta:editing-cycles>
    <meta:generator>LibreOffice/5.2.6.2$Windows_x86 LibreOffice_project/a3100ed2409ebf1c212f5048fbe377c281438fdc</meta:generator>
    <dc:creator>James Petts</dc:creator>
    <meta:document-statistic meta:table-count="3" meta:cell-count="3441" meta:object-count="0"/>
  </office:meta>
</office:document-meta>
</file>